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cccc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<text:span text:style-name="T1">accessibilité</text:span>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table:style-name="ce3"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<text:span text:style-name="T1">défaut</text:span>, n'aide pas le navigateur à la bonne lecture de la page</text:p>
          </table:table-cell>
          <table:table-cell office:value-type="string">
            <text:p><text:span text:style-name="T1">définir</text:span> une langue lors de la construction du site</text:p>
          </table:table-cell>
          <table:table-cell table:style-name="ce4" office:value-type="string">
            <text:p>mettre une langue </text:p>
          </table:table-cell>
          <table:table-cell office:value-type="string">
            <text:p>w3w alsacreation,co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<text:span text:style-name="T1">Google</text:span>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4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office:value-type="string">
            <text:p>balise &lt;<text:span text:style-name="T1">méta</text:span> robots&gt;</text:p>
          </table:table-cell>
          <table:table-cell office:value-type="string">
            <text:p><text:s/>n'existe pas les bots indexe les pages</text:p>
          </table:table-cell>
          <table:table-cell office:value-type="string">
            <text:p>en mettre une lors de la création</text:p>
          </table:table-cell>
          <table:table-cell table:style-name="ce4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<text:span text:style-name="T1">définit</text:span> <text:span text:style-name="T1">Google</text:span>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4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<text:span text:style-name="T1">HTML</text:span> non construite , les bots on du mal a comprendre sans séma°</text:p>
          </table:table-cell>
          <table:table-cell office:value-type="string">
            <text:p><text:span text:style-name="T1">définir</text:span> en amont une sémantique (structure) du site</text:p>
          </table:table-cell>
          <table:table-cell table:style-name="ce4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office:value-type="string">
            <text:p>images mal <text:span text:style-name="T1">référencer</text:span>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4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4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écrans</text:p>
          </table:table-cell>
          <table:table-cell table:style-name="ce4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4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<text:span text:style-name="T1">méta</text:span> keyword en haut de page </text:p>
          </table:table-cell>
          <table:table-cell table:style-name="ce4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4" office:value-type="string">
            <text:p>effacer les liens a l'index 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<text:span text:style-name="T1">image</text:span> trop grande va <text:span text:style-name="T1">être</text:span> longue a charger </text:p>
          </table:table-cell>
          <table:table-cell office:value-type="string">
            <text:p><text:span text:style-name="T1">redimensionner</text:span> les images avant de les <text:span text:style-name="T1">implanter</text:span></text:p>
          </table:table-cell>
          <table:table-cell table:style-name="ce4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accessibilité </text:p>
          </table:table-cell>
          <table:table-cell office:value-type="string">
            <text:p>couleur du texte</text:p>
          </table:table-cell>
          <table:table-cell office:value-type="string">
            <text:p>un mauvais contraste peut <text:span text:style-name="T1">être</text:span> difficile a lire pour un client</text:p>
          </table:table-cell>
          <table:table-cell office:value-type="string">
            <text:p>choisir les bonne couleur</text:p>
          </table:table-cell>
          <table:table-cell table:style-name="ce4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<text:span text:style-name="T1">endroits</text:span> <text:span text:style-name="T1">éliminer</text:span> l'inutile</text:p>
          </table:table-cell>
          <table:table-cell office:value-type="string">
            <text:p><text:span text:style-name="T1">déplacer</text:span>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accessibilité</text:p>
          </table:table-cell>
          <table:table-cell office:value-type="string">
            <text:p>formulaire pages 2 </text:p>
          </table:table-cell>
          <table:table-cell office:value-type="string">
            <text:p>les lelement n'ont pas d'etiquette associer </text:p>
          </table:table-cell>
          <table:table-cell office:value-type="string">
            <text:p>les positionner correctement a l'ecriture du code </text:p>
          </table:table-cell>
          <table:table-cell office:value-type="string">
            <text:p>déplacer les balise &lt;label&gt;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" table:number-rows-repeated="983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7/10/2021</text:date>, <text:time>14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7T14:21:26.65</dc:date>
    <meta:generator>OpenOffice/4.1.9$Win32 OpenOffice.org_project/419m1$Build-9805</meta:generator>
    <meta:editing-duration>P1DT2H33M57S</meta:editing-duration>
    <meta:editing-cycles>7</meta:editing-cycles>
    <meta:document-statistic meta:table-count="1" meta:cell-count="96" meta:object-count="0"/>
  </office:meta>
</office:document-meta>
</file>